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3d6b" officeooo:paragraph-rsid="00103d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1:31:37.457665207</meta:creation-date>
    <dc:date>2019-02-23T11:32:02.810367348</dc:date>
    <meta:editing-duration>PT26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6.0.7.3$Linux_X86_64 LibreOffice_project/00m0$Build-3</meta:generator>
  </office:meta>
</office:document-meta>
</file>